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арадигмы ООП</text:h>
      <text:h text:style-name="Heading_20_2" text:outline-level="2">Парадигма наследования</text:h>
      <text:p text:style-name="Text_20_body">Парадигма наследования позволяет создавать сложные системы классов, избежать дублирования кода, упростить поддержку программ и многое другое.</text:p>
      <text:p text:style-name="Text_20_body">При наследовании обычно говорят о классах-родителях и классах-потомках. У одного родительского класса может быте несколько классов-потомков, расширяющих функционал родительского класса. Если язык программирования поддерживает множественное наследование, то у одного класса-потомка может быть несколько родительских классов. Язык Python поддерживает множественное наследование. Поля родительского класса при наследовании переходят к классу-потомку. Кроме того, поля родительского класса могут переопределены у потомка.</text:p>
      <text:list xml:id="list1495233130" text:style-name="Numbering_20_3">
        <text:list-item>
          <text:p text:style-name="Code">class A:</text:p>
        </text:list-item>
        <text:list-item>
          <text:p text:style-name="Code"/>
        </text:list-item>
        <text:list-item>
          <text:p text:style-name="Code"><text:s text:c="4"/>def some_function(self):</text:p>
        </text:list-item>
        <text:list-item>
          <text:p text:style-name="Code"><text:s text:c="8"/>print("First function")</text:p>
        </text:list-item>
        <text:list-item>
          <text:p text:style-name="Code"><text:s text:c="8"/></text:p>
        </text:list-item>
        <text:list-item>
          <text:p text:style-name="Code"><text:s text:c="4"/>def other_function(self):</text:p>
        </text:list-item>
        <text:list-item>
          <text:p text:style-name="Code"><text:s text:c="8"/>print("Second function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B:</text:p>
        </text:list-item>
        <text:list-item>
          <text:p text:style-name="Code"><text:s text:c="4"/></text:p>
        </text:list-item>
        <text:list-item>
          <text:p text:style-name="Code"><text:s text:c="4"/>def method_in_B(self):</text:p>
        </text:list-item>
        <text:list-item>
          <text:p text:style-name="Code"><text:s text:c="8"/>print("Third function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(A):</text:p>
        </text:list-item>
        <text:list-item>
          <text:p text:style-name="Code"><text:s text:c="4"/></text:p>
        </text:list-item>
        <text:list-item>
          <text:p text:style-name="Code"><text:s text:c="4"/>def other_function(self):</text:p>
        </text:list-item>
        <text:list-item>
          <text:p text:style-name="Code"><text:s text:c="8"/>print("Replaced function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D(B, C):</text:p>
        </text:list-item>
        <text:list-item>
          <text:p text:style-name="Code"/>
        </text:list-item>
        <text:list-item>
          <text:p text:style-name="Code"><text:s text:c="4"/>pass</text:p>
        </text:list-item>
        <text:list-item>
          <text:p text:style-name="Code"><text:s text:c="2"/></text:p>
        </text:list-item>
        <text:list-item>
          <text:p text:style-name="Code"/>
        </text:list-item>
        <text:list-item>
          <text:p text:style-name="Code"># Посмотрим все атрибуты класса, не являющиеся служебными</text:p>
        </text:list-item>
        <text:list-item>
          <text:p text:style-name="Code">print("A:\t", list(filter(lambda x: "__" not in x, dir(A))))</text:p>
        </text:list-item>
        <text:list-item>
          <text:p text:style-name="Code">print("B:\t", list(filter(lambda x: "__" not in x, dir(B))))</text:p>
        </text:list-item>
        <text:list-item>
          <text:p text:style-name="Code">print("C(A):\t", list(filter(lambda x: "__" not in x, dir(C))))</text:p>
        </text:list-item>
        <text:list-item>
          <text:p text:style-name="Code">print("D(B,C):\t", list(filter(lambda x: "__" not in x, dir(D))))</text:p>
        </text:list-item>
        <text:list-item>
          <text:p text:style-name="Code">print()</text:p>
        </text:list-item>
        <text:list-item>
          <text:p text:style-name="Code"/>
        </text:list-item>
        <text:list-item>
          <text:p text:style-name="Code"># Посмотрим на реализацию функцй в D</text:p>
        </text:list-item>
        <text:list-item>
          <text:p text:style-name="Code"><text:soft-page-break/>d = D()</text:p>
        </text:list-item>
        <text:list-item>
          <text:p text:style-name="Code">d.method_in_B()</text:p>
        </text:list-item>
        <text:list-item>
          <text:p text:style-name="Code">d.some_function()</text:p>
        </text:list-item>
        <text:list-item>
          <text:p text:style-name="Code">d.other_function()</text:p>
        </text:list-item>
        <text:list-item>
          <text:p text:style-name="Code">print()</text:p>
        </text:list-item>
      </text:list>
      <text:p text:style-name="Standard"/>
      <text:h text:style-name="Heading_20_2" text:outline-level="2">Парадигма инкапсуляции</text:h>
      <text:p text:style-name="Text_20_body">Парадигма инкапсуляции предлагает объединять переменные и методы, относящиеся к одному объекту в единый компонент. По сути соблюдение парадигмы инкапсуляции и заключается в создании классов.</text:p>
      <text:h text:style-name="Heading_20_2" text:outline-level="2">Парадигма полиморфизма</text:h>
      <text:p text:style-name="Text_20_body">Парадигма полиморфизма позволяет вместо объекта базового типа использовать его потомка, при этом не указывая это явно. </text:p>
      <text:list xml:id="list71936982605307" text:continue-numbering="true" text:style-name="Numbering_20_3">
        <text:list-item>
          <text:p text:style-name="Code">class Parent:</text:p>
        </text:list-item>
        <text:list-item>
          <text:p text:style-name="Code"><text:s text:c="2"/></text:p>
        </text:list-item>
        <text:list-item>
          <text:p text:style-name="Code"><text:s text:c="4"/>def some_method(self):</text:p>
        </text:list-item>
        <text:list-item>
          <text:p text:style-name="Code"><text:s text:c="8"/>print("This is Parent object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hild1(Parent):</text:p>
        </text:list-item>
        <text:list-item>
          <text:p text:style-name="Code"><text:s text:c="2"/></text:p>
        </text:list-item>
        <text:list-item>
          <text:p text:style-name="Code"><text:s text:c="4"/>def some_method(self):</text:p>
        </text:list-item>
        <text:list-item>
          <text:p text:style-name="Code"><text:s text:c="8"/>print("This is Child1 object")</text:p>
        </text:list-item>
        <text:list-item>
          <text:p text:style-name="Code"/>
        </text:list-item>
        <text:list-item>
          <text:p text:style-name="Code"/>
        </text:list-item>
        <text:list-item>
          <text:p text:style-name="Code">class Child2(Parent):</text:p>
        </text:list-item>
        <text:list-item>
          <text:p text:style-name="Code"><text:s text:c="2"/></text:p>
        </text:list-item>
        <text:list-item>
          <text:p text:style-name="Code"><text:s text:c="4"/>def some_method(self):</text:p>
        </text:list-item>
        <text:list-item>
          <text:p text:style-name="Code"><text:s text:c="8"/>print("This is Child2 object")</text:p>
        </text:list-item>
        <text:list-item>
          <text:p text:style-name="Code"><text:s text:c="8"/></text:p>
        </text:list-item>
        <text:list-item>
          <text:p text:style-name="Code"><text:s text:c="8"/></text:p>
        </text:list-item>
        <text:list-item>
          <text:p text:style-name="Code">def who_am_i(obj):</text:p>
        </text:list-item>
        <text:list-item>
          <text:p text:style-name="Code"><text:s text:c="4"/>obj.some_method()</text:p>
        </text:list-item>
        <text:list-item>
          <text:p text:style-name="Code"><text:s text:c="4"/></text:p>
        </text:list-item>
        <text:list-item>
          <text:p text:style-name="Code">p = Parent()</text:p>
        </text:list-item>
        <text:list-item>
          <text:p text:style-name="Code">c1 = Child1()</text:p>
        </text:list-item>
        <text:list-item>
          <text:p text:style-name="Code">c2 = Child2()</text:p>
        </text:list-item>
        <text:list-item>
          <text:p text:style-name="Code"/>
        </text:list-item>
        <text:list-item>
          <text:p text:style-name="Code">who_am_i(p)</text:p>
        </text:list-item>
        <text:list-item>
          <text:p text:style-name="Code">who_am_i(c1)</text:p>
        </text:list-item>
        <text:list-item>
          <text:p text:style-name="Code">who_am_i(c2)</text:p>
        </text:list-item>
        <text:list-item>
          <text:p text:style-name="Code">print(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de" style:family="paragraph" style:parent-style-name="Standard" style:next-style-name="Standard" style:list-style-name="Numbering_20_3">
      <loext:graphic-properties draw:fill="solid" draw:fill-color="#dddddd"/>
      <style:paragraph-properties fo:background-color="#dddddd" fo:padding="0.049cm" fo:border="0.06pt solid #000000" style:shadow="none" style:writing-mode="page">
        <style:tab-stops/>
      </style:paragraph-properties>
      <style:text-properties fo:background-color="transparen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7:01:02.867898773</meta:creation-date>
    <dc:date>2018-10-13T07:19:35.029988701</dc:date>
    <meta:editing-duration>PT5M30S</meta:editing-duration>
    <meta:editing-cycles>1</meta:editing-cycles>
    <meta:generator>LibreOffice/5.4.6.2$Linux_X86_64 LibreOffice_project/40m0$Build-2</meta:generator>
    <meta:document-statistic meta:table-count="0" meta:image-count="0" meta:object-count="0" meta:page-count="2" meta:paragraph-count="76" meta:word-count="310" meta:character-count="2284" meta:non-whitespace-character-count="1956"/>
  </office:meta>
</office:document-meta>
</file>